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etworkx as nx</text:p>
      <text:p text:style-name="Standard">import matplotlib.pyplot as plt</text:p>
      <text:p text:style-name="Standard"/>
      <text:p text:style-name="Standard"># Create a directed graph to represent Collatz-based knowledge structuring</text:p>
      <text:p text:style-name="Standard">G = nx.DiGraph()</text:p>
      <text:p text:style-name="Standard"/>
      <text:p text:style-name="Standard"># Define a starting knowledge node (core concept)</text:p>
      <text:p text:style-name="Standard">G.add_node("Core Knowledge")</text:p>
      <text:p text:style-name="Standard"/>
      <text:p text:style-name="Standard"># Define knowledge branches using Collatz-like structuring</text:p>
      <text:p text:style-name="Standard">knowledge_branches = {</text:p>
      <text:p text:style-name="Standard"><text:s text:c="4"/>"Core Knowledge": ["Refined Concept 1", "Refined Concept 2"],</text:p>
      <text:p text:style-name="Standard"><text:s text:c="4"/>"Refined Concept 1": ["Deep Insight A", "Deep Insight B"],</text:p>
      <text:p text:style-name="Standard"><text:s text:c="4"/>"Refined Concept 2": ["Deep Insight C", "Deep Insight D"],</text:p>
      <text:p text:style-name="Standard"><text:s text:c="4"/>"Deep Insight A": ["Advanced Theory X", "Advanced Theory Y"],</text:p>
      <text:p text:style-name="Standard"><text:s text:c="4"/>"Deep Insight B": ["Experimental Validation X", "Experimental Validation Y"],</text:p>
      <text:p text:style-name="Standard"><text:s text:c="4"/>"Deep Insight C": ["Technology Application X", "Technology Application Y"],</text:p>
      <text:p text:style-name="Standard"><text:s text:c="4"/>"Deep Insight D": ["AI Self-Structuring", "Quantum Learning"]</text:p>
      <text:p text:style-name="Standard">}</text:p>
      <text:p text:style-name="Standard"/>
      <text:p text:style-name="Standard"># Add edges to the graph dynamically</text:p>
      <text:p text:style-name="Standard">for parent, children in knowledge_branches.items():</text:p>
      <text:p text:style-name="Standard"><text:s text:c="4"/>for child in children:</text:p>
      <text:p text:style-name="Standard"><text:s text:c="8"/>G.add_edge(parent, child)</text:p>
      <text:p text:style-name="Standard"/>
      <text:p text:style-name="Standard"># Plot the graph</text:p>
      <text:p text:style-name="Standard">plt.figure(figsize=(10, 6))</text:p>
      <text:p text:style-name="Standard">pos = nx.spring_layout(G, seed=42) <text:s/># Position nodes dynamically</text:p>
      <text:p text:style-name="Standard">nx.draw(G, pos, with_labels=True, node_size=3000, node_color="lightblue", font_size=10, edge_color="gray")</text:p>
      <text:p text:style-name="Standard">plt.title("Collatz-Based AI Knowledge Refinement Model")</text:p>
      <text:p text:style-name="Standard">plt.show()</text:p>
      <text:p text:style-name="Standard"># Re-import necessary libraries since execution state was reset</text:p>
      <text:p text:style-name="Standard">import networkx as nx</text:p>
      <text:p text:style-name="Standard">import matplotlib.pyplot as plt</text:p>
      <text:p text:style-name="Standard"/>
      <text:p text:style-name="Standard"># Create a directed graph to represent Collatz-based knowledge structuring</text:p>
      <text:p text:style-name="Standard">G = nx.DiGraph()</text:p>
      <text:p text:style-name="Standard"/>
      <text:p text:style-name="Standard"># Define a starting knowledge node (core concept)</text:p>
      <text:p text:style-name="Standard">G.add_node("Core Knowledge")</text:p>
      <text:p text:style-name="Standard"/>
      <text:p text:style-name="Standard"># Define knowledge branches using Collatz-like structuring</text:p>
      <text:p text:style-name="Standard">knowledge_branches = {</text:p>
      <text:p text:style-name="Standard"><text:s text:c="4"/>"Core Knowledge": ["Refined Concept 1", "Refined Concept 2"],</text:p>
      <text:p text:style-name="Standard"><text:s text:c="4"/>"Refined Concept 1": ["Deep Insight A", "Deep Insight B"],</text:p>
      <text:p text:style-name="Standard"><text:s text:c="4"/>"Refined Concept 2": ["Deep Insight C", "Deep Insight D"],</text:p>
      <text:p text:style-name="Standard"><text:s text:c="4"/>"Deep Insight A": ["Advanced Theory X", "Advanced Theory Y"],</text:p>
      <text:p text:style-name="Standard"><text:s text:c="4"/>"Deep Insight B": ["Experimental Validation X", "Experimental Validation Y"],</text:p>
      <text:p text:style-name="Standard"><text:soft-page-break/><text:s text:c="4"/>"Deep Insight C": ["Technology Application X", "Technology Application Y"],</text:p>
      <text:p text:style-name="Standard"><text:s text:c="4"/>"Deep Insight D": ["AI Self-Structuring", "Quantum Learning"]</text:p>
      <text:p text:style-name="Standard">}</text:p>
      <text:p text:style-name="Standard"/>
      <text:p text:style-name="Standard"># Add edges to the graph dynamically</text:p>
      <text:p text:style-name="Standard">for parent, children in knowledge_branches.items():</text:p>
      <text:p text:style-name="Standard"><text:s text:c="4"/>for child in children:</text:p>
      <text:p text:style-name="Standard"><text:s text:c="8"/>G.add_edge(parent, child)</text:p>
      <text:p text:style-name="Standard"/>
      <text:p text:style-name="Standard"># Plot the graph</text:p>
      <text:p text:style-name="Standard">plt.figure(figsize=(10, 6))</text:p>
      <text:p text:style-name="Standard">pos = nx.spring_layout(G, seed=42) <text:s/># Position nodes dynamically</text:p>
      <text:p text:style-name="Standard">nx.draw(G, pos, with_labels=True, node_size=3000, node_color="lightblue", font_size=10, edge_color="gray")</text:p>
      <text:p text:style-name="Standard">plt.title("Collatz-Based AI Knowledge Refinement Model")</text:p>
      <text:p text:style-name="Standard">plt.show(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23:42:22.770686261</meta:creation-date>
    <dc:date>2025-02-01T00:02:54.972430826</dc:date>
    <meta:editing-duration>PT10M19S</meta:editing-duration>
    <meta:editing-cycles>1</meta:editing-cycles>
    <meta:document-statistic meta:table-count="0" meta:image-count="0" meta:object-count="0" meta:page-count="2" meta:paragraph-count="53" meta:word-count="303" meta:character-count="2471" meta:non-whitespace-character-count="2139"/>
    <meta:generator>LibreOffice/24.2.7.2$Linux_X86_64 LibreOffice_project/420$Build-2</meta:generator>
  </office:meta>
</office:document-meta>
</file>